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041a6b" officeooo:paragraph-rsid="00041a6b" style:font-size-asian="24pt" style:font-size-complex="24pt"/>
    </style:style>
    <style:style style:name="P2" style:family="paragraph" style:parent-style-name="Standard">
      <style:text-properties fo:font-size="12pt" officeooo:rsid="00041a6b" officeooo:paragraph-rsid="00041a6b" style:font-size-asian="10.5pt" style:font-size-complex="12pt"/>
    </style:style>
    <style:style style:name="P3" style:family="paragraph" style:parent-style-name="Standard">
      <style:text-properties fo:font-size="12pt" fo:font-weight="normal" officeooo:rsid="0005dc5d" officeooo:paragraph-rsid="0005dc5d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5dc5d" officeooo:paragraph-rsid="0007e6ed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62ec1" officeooo:paragraph-rsid="00062ec1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8pt" fo:font-weight="bold" officeooo:rsid="00041a6b" officeooo:paragraph-rsid="00041a6b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6pt" fo:font-weight="bold" officeooo:rsid="0005dc5d" officeooo:paragraph-rsid="0005dc5d" style:font-size-asian="14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05dc5d" officeooo:paragraph-rsid="0005dc5d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062ec1" officeooo:paragraph-rsid="00062ec1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normal" officeooo:rsid="0005dc5d" officeooo:paragraph-rsid="0005dc5d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font-size="16pt" fo:font-weight="bold" officeooo:rsid="0005dc5d" officeooo:paragraph-rsid="0007e6e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font-size="12pt" fo:font-weight="normal" officeooo:rsid="0007e6ed" officeooo:paragraph-rsid="0007e6ed" style:font-size-asian="10.5pt" style:font-weight-asian="normal" style:font-size-complex="12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07e6ed"/>
    </style:style>
    <style:style style:name="T3" style:family="text">
      <style:text-properties fo:color="#3f7f5f" style:font-name="Arial" fo:font-size="12pt" style:font-size-asian="12pt" style:font-name-complex="Arial1" style:font-size-complex="12pt"/>
    </style:style>
    <style:style style:name="T4" style:family="text">
      <style:text-properties fo:color="#3f7f5f" style:font-name="Arial" style:font-name-complex="Arial1"/>
    </style:style>
    <style:style style:name="T5" style:family="text">
      <style:text-properties fo:color="#3f7f5f" style:font-name="Arial" style:font-size-asian="12pt" style:font-name-complex="Arial1"/>
    </style:style>
    <style:style style:name="T6" style:family="text">
      <style:text-properties fo:color="#800000" style:font-name="Arial" style:font-size-asian="12pt" style:font-name-complex="Arial1"/>
    </style:style>
    <style:style style:name="T7" style:family="text">
      <style:text-properties style:use-window-font-color="true" style:font-name="Arial" style:font-size-asian="12pt" style:font-name-complex="Arial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5</text:p>
      <text:p text:style-name="P1"/>
      <text:p text:style-name="P2">Aluno: Rafael Zerbini Alves da Mata</text:p>
      <text:p text:style-name="P2"/>
      <text:p text:style-name="P2"/>
      <text:p text:style-name="P2"/>
      <text:p text:style-name="P6"><text:span text:style-name="T1">Questão 1</text:span> </text:p>
      <text:p text:style-name="P6"/>
      <text:p text:style-name="P6"/>
      <text:p text:style-name="P3">void lcd_init() // <text:span text:style-name="T2">inicialização do lcd</text:span></text:p>
      <text:p text:style-name="P3">{</text:p>
      <text:p text:style-name="P4"><text:s text:c="8"/>//<text:span text:style-name="T2">inicializacão das saidasd do lcd</text:span></text:p>
      <text:p text:style-name="P4"><text:s text:c="8"/>send_instructions(BIT1|BIT0,0);</text:p>
      <text:p text:style-name="P3"><text:s text:c="8"/>__delay_cycles(DELAY);</text:p>
      <text:p text:style-name="P3"><text:s text:c="8"/>send_instructions(BIT1|BIT0,0);</text:p>
      <text:p text:style-name="P3"><text:s text:c="8"/>__delay_cycles(DELAY);</text:p>
      <text:p text:style-name="P3"><text:s text:c="8"/>send_instructions(BIT1|BIT0,0);</text:p>
      <text:p text:style-name="P3"><text:s text:c="8"/>__delay_cycles(DELAY);</text:p>
      <text:p text:style-name="P3"><text:s text:c="8"/>send_instructions(BIT1,0);</text:p>
      <text:p text:style-name="P3"><text:s text:c="8"/>__delay_cycles(DELAY);</text:p>
      <text:p text:style-name="P3"><text:s text:c="8"/>send_instructions(BIT1,0);</text:p>
      <text:p text:style-name="P3"><text:s text:c="8"/>__delay_cycles(DELAY);</text:p>
      <text:p text:style-name="P3"><text:s text:c="8"/>send_instructions(BIT3,0);</text:p>
      <text:p text:style-name="P3"><text:s text:c="8"/>__delay_cycles(DELAY);</text:p>
      <text:p text:style-name="P3"><text:s text:c="8"/>send_instructions(0,0);</text:p>
      <text:p text:style-name="P3"><text:s text:c="8"/>send_instructions(BIT3,0);</text:p>
      <text:p text:style-name="P3"><text:s text:c="8"/>__delay_cycles(DELAY);</text:p>
      <text:p text:style-name="P3"><text:s text:c="8"/>send_instructions(0,0);</text:p>
      <text:p text:style-name="P3"><text:s text:c="8"/>send_instructions(BIT0,0);</text:p>
      <text:p text:style-name="P3"><text:s text:c="8"/>__delay_cycles(DELAY);</text:p>
      <text:p text:style-name="P3"><text:s text:c="8"/>send_instructions(0,0);</text:p>
      <text:p text:style-name="P3"><text:s text:c="8"/>send_instructions(BIT2|BIT1,0);</text:p>
      <text:p text:style-name="P3"><text:s text:c="8"/>__delay_cycles(DELAY);</text:p>
      <text:p text:style-name="P3"><text:s text:c="8"/>send_instructions(0,0); //<text:span text:style-name="T2">mandar 0 para inicializar como modo de 4 bits</text:span></text:p>
      <text:p text:style-name="P3"><text:s text:c="8"/>send_instructions(BIT3|BIT2|BIT1,0);</text:p>
      <text:p text:style-name="P3"><text:s text:c="8"/>__delay_cycles(DELAY);</text:p>
      <text:p text:style-name="P3"><text:s text:c="8"/>return;</text:p>
      <text:p text:style-name="P3"/>
      <text:p text:style-name="P3">}</text:p>
      <text:p text:style-name="P6"/>
      <text:p text:style-name="P6"/>
      <text:p text:style-name="P7">Questão 2</text:p>
      <text:p text:style-name="P7"/>
      <text:p text:style-name="P7"/>
      <text:p text:style-name="P3">void send_instructions(int instruction,int rs){</text:p>
      <text:p text:style-name="P3"><text:s text:c="4"/>P3OUT = 0;</text:p>
      <text:p text:style-name="P3"><text:s text:c="4"/>P6OUT = instruction; //dados</text:p>
      <text:p text:style-name="P3"><text:soft-page-break/><text:s text:c="4"/>if(rs){//diferenciar inicializaçao de escrita</text:p>
      <text:p text:style-name="P3"><text:s text:c="8"/>P3OUT |= BIT6;</text:p>
      <text:p text:style-name="P3"><text:s text:c="4"/>}</text:p>
      <text:p text:style-name="P3"><text:s text:c="4"/>__delay_cycles(EN_DOWN_DELAY);</text:p>
      <text:p text:style-name="P3"><text:s text:c="4"/>P3OUT |= BIT5; //mudar valor enable</text:p>
      <text:p text:style-name="P3"><text:s text:c="4"/>__delay_cycles(EN_UP_DELAY);</text:p>
      <text:p text:style-name="P3"><text:s text:c="4"/>P3OUT &amp;= ~BIT5; </text:p>
      <text:p text:style-name="P3"><text:s text:c="4"/>__delay_cycles(EN_DOWN_DELAY);</text:p>
      <text:p text:style-name="P3"><text:s text:c="4"/>return;</text:p>
      <text:p text:style-name="P3">}</text:p>
      <text:p text:style-name="P3"/>
      <text:p text:style-name="P10"/>
      <text:p text:style-name="P8">Questão 3</text:p>
      <text:p text:style-name="P11"><text:span text:style-name="T3"/></text:p>
      <text:p text:style-name="P12"><text:span text:style-name="T7">// Escreve um byte no bus (não altera RS)</text:span></text:p>
      <text:p text:style-name="P3">void send_char(const unsigned char c){</text:p>
      <text:p text:style-name="P3"><text:s text:c="4"/>unsigned char b = c &gt;&gt; 4;</text:p>
      <text:p text:style-name="P3"><text:s text:c="4"/>send_instructions((b&amp;0xF),1); //<text:span text:style-name="T2">colocar rs em 1 e escrever o valor deslocado</text:span></text:p>
      <text:p text:style-name="P3"><text:s text:c="4"/>send_instructions((c&amp;0xF),1); //<text:span text:style-name="T2">colar rs em 1 e escrever o valor original</text:span></text:p>
      <text:p text:style-name="P3"><text:s text:c="4"/>return;</text:p>
      <text:p text:style-name="P3">}</text:p>
      <text:p text:style-name="P3"/>
      <text:p text:style-name="P9">Questão 4 </text:p>
      <text:p text:style-name="P9"/>
      <text:p text:style-name="P5"><text:tab/>Se usassemo a leitura de bit ocupado, não seria necessário o uso de tantos delays no código, pois conseguiriamos saber se o bit está ocupado ou n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0:10:36.548799662</meta:creation-date>
    <dc:date>2017-05-09T09:10:14.854021618</dc:date>
    <meta:editing-duration>PT22H27M38S</meta:editing-duration>
    <meta:editing-cycles>2</meta:editing-cycles>
    <meta:generator>LibreOffice/5.3.2.2$Linux_X86_64 LibreOffice_project/6cd4f1ef626f15116896b1d8e1398b56da0d0ee1</meta:generator>
    <meta:document-statistic meta:table-count="0" meta:image-count="0" meta:object-count="0" meta:page-count="2" meta:paragraph-count="56" meta:word-count="166" meta:character-count="1790" meta:non-whitespace-character-count="1404"/>
  </office:meta>
</office:document-meta>
</file>